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Arial1"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132cm" fo:margin-right="0.132cm" fo:margin-top="0cm" fo:margin-bottom="0.212cm" fo:text-align="justify" style:justify-single-word="false" fo:orphans="2" fo:widows="2" fo:text-indent="0cm" style:auto-text-indent="false" fo:padding="0cm" fo:border="none"/>
      <style:text-properties fo:font-variant="normal" fo:text-transform="none" fo:color="#000000" style:font-name="Arial1" fo:font-size="10.5pt" fo:letter-spacing="normal" fo:font-style="normal" fo:font-weight="normal"/>
    </style:style>
    <style:style style:name="P2" style:family="paragraph" style:parent-style-name="Heading_20_2">
      <style:text-properties fo:font-variant="normal" fo:text-transform="none" fo:color="#000000" style:font-name="Arial1" fo:font-size="13.5pt" fo:letter-spacing="normal" fo:font-style="normal" fo:font-weight="bold"/>
    </style:style>
    <style:style style:name="P3" style:family="paragraph" style:parent-style-name="Standard">
      <style:text-properties fo:font-variant="normal" fo:text-transform="none" fo:color="#6e2585" style:font-name="Arial2" fo:font-size="25.5pt" fo:letter-spacing="normal" fo:font-style="normal" fo:font-weight="bold"/>
    </style:style>
    <style:style style:name="P4" style:family="paragraph" style:parent-style-name="Standard">
      <style:text-properties fo:font-variant="normal" fo:text-transform="none" fo:color="#6e2585" style:font-name="Arial2" fo:font-size="12pt" fo:letter-spacing="normal" fo:font-style="normal" fo:font-weight="bold" style:font-size-asian="12pt" style:font-size-complex="12pt"/>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text-properties fo:font-variant="normal" fo:text-transform="none" fo:color="#6e2585" style:font-name="Arial2" fo:font-size="6pt" fo:letter-spacing="normal" fo:font-style="normal" fo:font-weight="bold" style:font-size-asian="6pt" style:font-size-complex="6pt"/>
    </style:style>
    <style:style style:name="P7" style:family="paragraph" style:parent-style-name="Standard">
      <style:paragraph-properties fo:text-align="center" style:justify-single-word="false"/>
      <style:text-properties fo:font-variant="normal" fo:text-transform="none" fo:color="#6e2585" style:font-name="Arial2" fo:font-size="11pt" fo:letter-spacing="normal" fo:font-style="normal" style:text-underline-style="solid" style:text-underline-width="auto" style:text-underline-color="font-color" fo:font-weight="bold" style:font-size-asian="11pt" style:font-size-complex="11pt"/>
    </style:style>
    <style:style style:name="P8" style:family="paragraph" style:parent-style-name="Standard">
      <style:paragraph-properties fo:text-align="start" style:justify-single-word="false"/>
      <style:text-properties fo:font-variant="normal" fo:text-transform="none" fo:color="#6e2585" style:font-name="Arial2" fo:font-size="11pt" fo:letter-spacing="normal" fo:font-style="normal" style:text-underline-style="none" fo:font-weight="normal" style:font-size-asian="11pt" style:font-weight-asian="normal" style:font-size-complex="11pt" style:font-weight-complex="normal"/>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Le problème des potentiomètres digitaux</text:h>
      <text:p text:style-name="P1">Bien sûr, il existe des potentiomètres digitaux sous forme de composants électroniques qu'il nous serait très facile d'interfacer pour faire un potentiomètre digital contrôlable par USB. Mais si on y regarde de plus près, on se rend compte que ces composants sont extrêmement limités: il ne supportent pas plus de quelques mA, et ne supportent généralement pas une tension plus haute que celle de leur alimentation, soit quelques volts. De plus ces composants ne sont pas isolés: la partie commande n'est pas électriquement isolée de la partie résistance. Ces composants sont donc loin d'offrir le même éventail d'applications que leur équivalent mécaniques. C'est pourquoi, chez Yoctopuce, on pense qu'il n'est pas très raisonnable d'essayer de fabriquer un produit générique basé sur ces chips.</text:p>
      <text:p text:style-name="Standard"/>
      <text:p text:style-name="Standard">Doc datasheet d'un potentiometre digital, le pdf explique comment faire un eq p24/320</text:p>
      <text:p text:style-name="Standard"><text:a xlink:type="simple" xlink:href="https://docs.rs-online.com/5a0d8/0900766b80de04c5.pdf" text:style-name="Internet_20_link" text:visited-style-name="Visited_20_Internet_20_Link">https://docs.rs-online.com/5a0d8/0900766b80de04c5.pdf</text:a></text:p>
      <text:p text:style-name="Standard"/>
      <text:p text:style-name="Standard"/>
      <text:p text:style-name="Standard">quel potentiomètre digital choisir ??</text:p>
      <text:p text:style-name="Standard">DS1882 (dual log audio digital pot) avantage : s'alimente en +7 – 7 ou +5 -5 <text:s/></text:p>
      <text:p text:style-name="Standard"><text:a xlink:type="simple" xlink:href="https://microchipdeveloper.com/an2039:i2c" text:style-name="Internet_20_link" text:visited-style-name="Visited_20_Internet_20_Link">https://microchipdeveloper.com/an2039:i2c</text:a> =&gt; site qui a l'air interressant, sur la manierre de controller le DS1882 (numériquement). Aperement avec la norme i2C , il doit exister une norme i2C avec arduino*</text:p>
      <text:p text:style-name="Standard">3€ / composant ideal bien pour le stéreo</text:p>
      <text:p text:style-name="Standard"/>
      <text:p text:style-name="Standard">ds1882-XX XX=valeur du potentiomètre</text:p>
      <text:p text:style-name="Standard"/>
      <text:p text:style-name="Standard">DS1808 : fonctione en +12v/ -12v</text:p>
      <text:p text:style-name="Standard"/>
      <text:p text:style-name="Standard">ad511x</text:p>
      <text:p text:style-name="Standard">1€ les 5 sur RS</text:p>
      <text:p text:style-name="Standard"/>
      <text:p text:style-name="Standard">X9C103S 4€/piece, existe en plusieures valeurs 1Kohm 10K 100K <text:s/>mais le 100K ne permet pas les aplications audio !</text:p>
      <text:p text:style-name="Standard">Pas ouf </text:p>
      <text:p text:style-name="Standard"/>
      <text:p text:style-name="Standard">mcp4... series</text:p>
      <text:p text:style-name="Standard">disponible sur radiospares pour pas cher et disponibles en plusieurs valeurs de resistances utilisent le bus spi</text:p>
      <text:p text:style-name="Standard"/>
      <text:p text:style-name="Standard">mcp41 single mcp42 : dual mcp41xxx xxx=valeur du potentiomètre</text:p>
      <text:p text:style-name="Standard"/>
      <text:p text:style-name="Standard"/>
      <text:p text:style-name="Standard"/>
      <text:p text:style-name="Standard">sinon la table de mix beringer xr12 pourai le faire mais avec convertisseur 230/12...</text:p>
      <text:p text:style-name="Standard"/>
      <text:p text:style-name="Standard"/>
      <text:p text:style-name="Standard"/>
      <text:p text:style-name="Standard"/>
      <text:p text:style-name="Standard"/>
      <text:p text:style-name="Standard">pot values :</text:p>
      <text:p text:style-name="Standard">gain 10k</text:p>
      <text:p text:style-name="Standard">low mid high 50k</text:p>
      <text:p text:style-name="Standard">volume 20k</text:p>
      <text:p text:style-name="Standard"/>
      <text:p text:style-name="Standard"><text:soft-page-break/></text:p>
      <text:p text:style-name="P5">arduino :</text:p>
      <text:p text:style-name="Standard"/>
      <text:p text:style-name="Standard"/>
      <text:p text:style-name="Standard"><text:a xlink:type="simple" xlink:href="https://youtu.be/9XJtf4i5reA" text:style-name="Internet_20_link" text:visited-style-name="Visited_20_Internet_20_Link">https://youtu.be/9XJtf4i5reA</text:a>  <text:s text:c="3"/>tuto pour ecrire dans l'eeprom de l'arduino (sauvergarde des parametres)</text:p>
      <text:p text:style-name="P3"/>
      <text:p text:style-name="P3"/>
      <text:p text:style-name="P4">site pour les equivalences de transistor</text:p>
      <text:p text:style-name="P4">mesurer les gains avant de commander les transistors</text:p>
      <text:p text:style-name="P6"><text:a xlink:type="simple" xlink:href="https://alltransistors.com/crsearch.php?mat=Si&amp;struct=NPN&amp;pc=0.15&amp;ucb=60&amp;uce=50&amp;ueb=5&amp;ic=0.15&amp;tj=150&amp;ft=80&amp;cc=2&amp;hfe=70&amp;caps=SOT23" text:style-name="Internet_20_link" text:visited-style-name="Visited_20_Internet_20_Link">https://alltransistors.com/crsearch.php?mat=Si&amp;struct=NPN&amp;pc=0.15&amp;ucb=60&amp;uce=50&amp;ueb=5&amp;ic=0.15&amp;tj=150&amp;ft=80&amp;cc=2&amp;hfe=70&amp;caps=SOT23</text:a></text:p>
      <text:p text:style-name="P6"/>
      <text:p text:style-name="P6"/>
      <text:p text:style-name="P6"/>
      <text:p text:style-name="P6"/>
      <text:p text:style-name="P6"/>
      <text:p text:style-name="P6"/>
      <text:p text:style-name="P7">Shema electronique</text:p>
      <text:p text:style-name="P8">aops : njm4580 remplacé par JRC4580. Njm2068 remplacé aussi par JRC45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Arial1"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e m</meta:initial-creator>
    <meta:creation-date>2022-09-06T10:41:06.93</meta:creation-date>
    <meta:generator>OpenOffice/4.1.12$Win32 OpenOffice.org_project/4112m1$Build-9809</meta:generator>
    <dc:date>2023-09-21T08:38:59.81</dc:date>
    <dc:creator>alexandre m</dc:creator>
    <meta:editing-duration>P1DT7H17M43S</meta:editing-duration>
    <meta:editing-cycles>17</meta:editing-cycles>
    <meta:document-statistic meta:table-count="0" meta:image-count="0" meta:object-count="0" meta:page-count="2" meta:paragraph-count="29" meta:word-count="331" meta:character-count="2287"/>
  </office:meta>
</office:document-meta>
</file>